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15pt" style:family="table-row" style:display-name="heightsuit15pt">
      <style:table-row-properties style:row-height="15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20pt">
          <table:table-cell table:style-name="header1">
            <text:p>Заголовок 1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15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">
            <text:p>4</text:p>
          </table:table-cell>
        </table:table-row>
        <table:table-row/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">
            <text:p>4</text:p>
          </table:table-cell>
        </table:table-row>
        <table:table-row/>
        <table:table-column table:style-name="W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M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M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M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M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